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officeooo:rsid="00205411" officeooo:paragraph-rsid="00205411"/>
    </style:style>
    <style:style style:name="P2" style:family="paragraph" style:parent-style-name="Standard">
      <style:text-properties officeooo:rsid="00205411" officeooo:paragraph-rsid="00227eae"/>
    </style:style>
    <style:style style:name="P3" style:family="paragraph" style:parent-style-name="Standard">
      <style:text-properties officeooo:rsid="00205411" officeooo:paragraph-rsid="00227eae"/>
    </style:style>
    <style:style style:name="P4" style:family="paragraph" style:parent-style-name="Text_20_body">
      <style:text-properties officeooo:rsid="00264a44" officeooo:paragraph-rsid="00264a44"/>
    </style:style>
    <style:style style:name="P5" style:family="paragraph" style:parent-style-name="Title">
      <style:text-properties officeooo:paragraph-rsid="00264a44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  <style:text-properties fo:font-size="12pt"/>
    </style:style>
    <style:style style:name="P9" style:family="paragraph">
      <loext:graphic-properties draw:fill="none" draw:fill-color="#ffffff"/>
      <style:paragraph-properties fo:text-align="center"/>
      <style:text-properties fo:font-size="12pt"/>
    </style:style>
    <style:style style:name="P10" style:family="paragraph">
      <loext:graphic-properties draw:fill="none" draw:fill-color="#ffffff"/>
      <style:paragraph-properties fo:text-align="center"/>
      <style:text-properties style:font-name="Ubuntu"/>
    </style:style>
    <style:style style:name="P11" style:family="paragraph">
      <loext:graphic-properties draw:fill="none" draw:fill-color="#ffffff"/>
      <style:text-properties style:font-name="Ubuntu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style:font-name="Ubuntu" fo:font-size="12pt"/>
    </style:style>
    <style:style style:name="T1" style:family="text">
      <style:text-properties officeooo:rsid="00264a44"/>
    </style:style>
    <style:style style:name="T2" style:family="text">
      <style:text-properties style:font-name="FreeMono" fo:font-size="15pt" style:font-size-asian="15pt" style:font-size-complex="15pt"/>
    </style:style>
    <style:style style:name="T3" style:family="text">
      <style:text-properties style:font-name="FreeMono" fo:font-size="15pt" fo:background-color="#afd095" style:font-size-asian="15pt" style:font-size-complex="15pt"/>
    </style:style>
    <style:style style:name="T4" style:family="text">
      <style:text-properties fo:color="#ffbf00" loext:opacity="100%" style:font-name="Ubuntu"/>
    </style:style>
    <style:style style:name="T5" style:family="text">
      <style:text-properties style:font-name="Ubuntu"/>
    </style:style>
    <style:style style:name="T6" style:family="text">
      <style:text-properties fo:color="#ff8000" loext:opacity="100%" style:font-name="Ubuntu"/>
    </style:style>
    <style:style style:name="T7" style:family="text">
      <style:text-properties fo:color="#ff8000" loext:opacity="100%" fo:background-color="#afd095"/>
    </style:style>
    <style:style style:name="T8" style:family="text">
      <style:text-properties fo:color="#ffbf00" loext:opacity="100%" style:font-name="FreeMono" fo:font-size="15pt" fo:background-color="#afd095" style:font-size-asian="15pt" style:font-size-complex="15pt"/>
    </style:style>
    <style:style style:name="T9" style:family="text">
      <style:text-properties fo:color="#ffbf00" loext:opacity="100%" style:font-name="Ubuntu" fo:font-size="12pt"/>
    </style:style>
    <style:style style:name="T10" style:family="text">
      <style:text-properties style:font-name="Ubuntu" fo:font-size="12pt"/>
    </style:style>
    <style:style style:name="T11" style:family="text">
      <style:text-properties fo:color="#ff8000" loext:opacity="100%" style:font-name="Ubuntu" fo:font-size="12pt"/>
    </style:style>
    <style:style style:name="gr1" style:family="graphic">
      <style:graphic-properties draw:stroke="none" svg:stroke-color="#000000" draw:fill="none" draw:fill-color="#ffffff" fo:min-height="6.95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8.26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3.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4.8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2.55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8.71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4.83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8.17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6.27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2" draw:name="Marco de texto 3" draw:style-name="gr7" draw:text-style-name="P7" svg:width="5.848cm" svg:height="14.833cm" svg:x="17.877cm" svg:y="0.377cm"><draw:text-box><text:p text:style-name="P6"><text:span text:style-name="T3"><text:s/></text:span><text:span text:style-name="T3">Insertar Ordenado</text:span></text:p><text:p text:style-name="P6"><text:span text:style-name="T2"/></text:p><text:p><text:span text:style-name="T4">procedure</text:span><text:span text:style-name="T5"> <text:s/>insertarOrdenado(var l: lista; elem: dato);</text:span></text:p><text:p><text:span text:style-name="T6">var</text:span></text:p><text:p><text:span text:style-name="T5"><text:s text:c="2"/></text:span><text:span text:style-name="T5">nue, act, ant: lista;</text:span></text:p><text:p><text:span text:style-name="T5">begin</text:span></text:p><text:p><text:span text:style-name="T5"><text:s text:c="2"/></text:span><text:span text:style-name="T5">new(nue);</text:span></text:p><text:p><text:span text:style-name="T5"><text:s text:c="2"/></text:span><text:span text:style-name="T5">nue^.dato := elem;</text:span></text:p><text:p><text:span text:style-name="T5"><text:s text:c="2"/></text:span><text:span text:style-name="T5">act := l;</text:span></text:p><text:p><text:span text:style-name="T5"><text:s text:c="2"/></text:span><text:span text:style-name="T5">ant := nil;</text:span></text:p><text:p><text:span text:style-name="T5"/></text:p><text:p><text:span text:style-name="T5"><text:s text:c="2"/></text:span><text:span text:style-name="T5">// Buscar posición</text:span></text:p><text:p><text:span text:style-name="T5"><text:s text:c="2"/></text:span><text:span text:style-name="T6">while</text:span><text:span text:style-name="T5"> (act &lt;&gt; nil) </text:span><text:span text:style-name="T6">and</text:span><text:span text:style-name="T5"> (act^.dato &lt; elem) do begin</text:span></text:p><text:p><text:span text:style-name="T5"><text:s text:c="4"/></text:span><text:span text:style-name="T5">ant := act;</text:span></text:p><text:p><text:span text:style-name="T5"><text:s text:c="4"/></text:span><text:span text:style-name="T5">act := act^.sig;</text:span></text:p><text:p><text:span text:style-name="T5"><text:s text:c="2"/></text:span><text:span text:style-name="T6">end</text:span><text:span text:style-name="T5">;</text:span></text:p><text:p><text:span text:style-name="T5"/></text:p><text:p><text:span text:style-name="T5"><text:s text:c="2"/></text:span><text:span text:style-name="T5">// Insertar al principio</text:span></text:p><text:p><text:span text:style-name="T5"><text:s text:c="2"/></text:span><text:span text:style-name="T6">if</text:span><text:span text:style-name="T5"> (ant = nil) then begin</text:span></text:p><text:p><text:span text:style-name="T5"><text:s text:c="4"/></text:span><text:span text:style-name="T5">nue^.sig := l;</text:span></text:p><text:p><text:span text:style-name="T5"><text:s text:c="4"/></text:span><text:span text:style-name="T5">l := nue;</text:span></text:p><text:p><text:span text:style-name="T5"><text:s text:c="2"/></text:span><text:span text:style-name="T6">end</text:span></text:p><text:p><text:span text:style-name="T6"><text:s text:c="2"/></text:span><text:span text:style-name="T6">else begin</text:span></text:p><text:p><text:span text:style-name="T5"><text:s text:c="4"/></text:span><text:span text:style-name="T5">ant^.sig := nue;</text:span></text:p><text:p><text:span text:style-name="T5"><text:s text:c="4"/></text:span><text:span text:style-name="T5">nue^.sig := act;</text:span></text:p><text:p><text:span text:style-name="T5"><text:s text:c="2"/></text:span><text:span text:style-name="T6">end</text:span><text:span text:style-name="T5">;</text:span></text:p><text:p><text:span text:style-name="T6">end</text:span><text:span text:style-name="T5">;</text:span></text:p><text:p><text:span text:style-name="T7"/></text:p></draw:text-box></draw:frame><text:tab/></text:p>
      <text:p text:style-name="P1"><draw:frame text:anchor-type="paragraph" draw:z-index="1" draw:name="Marco de texto 2" draw:style-name="gr8" draw:text-style-name="P13" svg:width="6.661cm" svg:height="8.178cm" svg:x="10.079cm" svg:y="0.083cm"><draw:text-box><text:p text:style-name="P6"><text:span text:style-name="T3">Agregar Atras</text:span></text:p><text:p><text:span text:style-name="T8"/></text:p><text:p><text:span text:style-name="T9">procedure</text:span><text:span text:style-name="T10"> <text:s/>agregarAtras(var l, ult: lista; elem: dato);</text:span></text:p><text:p><text:span text:style-name="T11">var</text:span></text:p><text:p><text:span text:style-name="T10"><text:s text:c="2"/></text:span><text:span text:style-name="T10">nue: lista;</text:span></text:p><text:p><text:span text:style-name="T11">begin</text:span></text:p><text:p><text:span text:style-name="T10"><text:s text:c="2"/></text:span><text:span text:style-name="T10">new(nue);</text:span></text:p><text:p><text:span text:style-name="T10"><text:s text:c="2"/></text:span><text:span text:style-name="T10">nue^.dato := elem;</text:span></text:p><text:p><text:span text:style-name="T10"><text:s text:c="2"/></text:span><text:span text:style-name="T10">nue^.sig := nil;</text:span></text:p><text:p><text:span text:style-name="T10"><text:s text:c="2"/></text:span><text:span text:style-name="T11">if</text:span><text:span text:style-name="T10"> (l = nil) </text:span><text:span text:style-name="T11">then</text:span></text:p><text:p><text:span text:style-name="T10"><text:s text:c="4"/></text:span><text:span text:style-name="T10">l := nue</text:span></text:p><text:p><text:span text:style-name="T10"><text:s text:c="2"/></text:span><text:span text:style-name="T11">else</text:span></text:p><text:p><text:span text:style-name="T10"><text:s text:c="4"/></text:span><text:span text:style-name="T10">ult^.sig := nue;</text:span></text:p><text:p><text:span text:style-name="T10"><text:s text:c="2"/></text:span><text:span text:style-name="T10">ult := nue;</text:span></text:p><text:p><text:span text:style-name="T11">end</text:span><text:span text:style-name="T10">;</text:span></text:p><text:p><text:span text:style-name="T9"/></text:p></draw:text-box></draw:frame><draw:frame text:anchor-type="paragraph" draw:z-index="0" draw:name="Marco de texto 1" draw:style-name="gr9" draw:text-style-name="P11" svg:width="7.005cm" svg:height="6.28cm" svg:x="1.381cm" svg:y="0.295cm"><draw:text-box><text:p text:style-name="P6"><text:span text:style-name="T3">Agregar Adelante</text:span></text:p><text:p text:style-name="P6"><text:span text:style-name="T3"/></text:p><text:p><text:span text:style-name="T4">procedure</text:span><text:span text:style-name="T5"> <text:s/>agregarAdelante(var l: lista; elem: dato);</text:span></text:p><text:p><text:span text:style-name="T6">var</text:span></text:p><text:p><text:span text:style-name="T5"><text:s text:c="2"/></text:span><text:span text:style-name="T5">nue: lista;</text:span></text:p><text:p><text:span text:style-name="T6">begin</text:span></text:p><text:p><text:span text:style-name="T5"><text:s text:c="2"/></text:span><text:span text:style-name="T5">new(nue);</text:span></text:p><text:p><text:span text:style-name="T5"><text:s text:c="2"/></text:span><text:span text:style-name="T5">nue^.dato := elem;</text:span></text:p><text:p><text:span text:style-name="T5"><text:s text:c="2"/></text:span><text:span text:style-name="T5">nue^.sig := l;</text:span></text:p><text:p><text:span text:style-name="T5"><text:s text:c="2"/></text:span><text:span text:style-name="T5">l := nue;</text:span></text:p><text:p><text:span text:style-name="T6">end</text:span><text:span text:style-name="T5">;</text:span></text:p><text:p><text:span text:style-name="T5"><text:tab/>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3" draw:name="Marco de texto 4" draw:style-name="gr6" draw:text-style-name="P12" svg:width="6.06cm" svg:height="8.72cm" svg:x="1.341cm" svg:y="0.288cm"><draw:text-box><text:p text:style-name="P6"><text:span text:style-name="T3">Buscar</text:span><text:span text:style-name="T2"> en </text:span><text:span text:style-name="T3">Lista Ordenada</text:span></text:p><text:p text:style-name="P6"><text:span text:style-name="T3"/></text:p><text:p><text:span text:style-name="T4">function</text:span><text:span text:style-name="T5"> buscar (L:lista ; valor:integer):boolean;</text:span></text:p><text:p><text:span text:style-name="T6">var</text:span></text:p><text:p><text:span text:style-name="T5">ok:boolean;</text:span></text:p><text:p><text:span text:style-name="T5">begin</text:span></text:p><text:p><text:span text:style-name="T5">ok:=false;</text:span></text:p><text:p><text:span text:style-name="T6">while</text:span><text:span text:style-name="T5"> (l &lt;&gt; nil) </text:span><text:span text:style-name="T6">and</text:span><text:span text:style-name="T5"> (valor &gt; l^.dato) do</text:span></text:p><text:p><text:span text:style-name="T5">L := L^.sig;</text:span></text:p><text:p><text:span text:style-name="T6">if</text:span><text:span text:style-name="T5"> (l &lt;&gt; nil) </text:span><text:span text:style-name="T6">and</text:span><text:span text:style-name="T5"> (valor = l^.dato) then</text:span></text:p><text:p><text:span text:style-name="T5">ok := true;</text:span></text:p><text:p><text:span text:style-name="T5">buscar := ok;</text:span></text:p><text:p><text:span text:style-name="T6">end;</text:span></text:p><text:p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text:anchor-type="paragraph" draw:z-index="4" draw:name="Marco de texto 5" draw:style-name="gr5" draw:text-style-name="P11" svg:width="7.005cm" svg:height="12.558cm" svg:x="-0.28cm" svg:y="0.146cm"><draw:text-box><text:p text:style-name="P6"><text:span text:style-name="T2">Eliminar Primera Ocurrencia </text:span></text:p><text:p text:style-name="P6"><text:span text:style-name="T3">Lista Desordenada</text:span></text:p><text:p text:style-name="P6"><text:span text:style-name="T3"/></text:p><text:p><text:span text:style-name="T4">procedure</text:span><text:span text:style-name="T5"> eliminarListaDesordenada(var L: lista; dato: integer);</text:span></text:p><text:p><text:span text:style-name="T6">var</text:span></text:p><text:p><text:span text:style-name="T5"><text:s text:c="2"/></text:span><text:span text:style-name="T5">act, ant: lista;</text:span></text:p><text:p><text:span text:style-name="T6">begin</text:span></text:p><text:p><text:span text:style-name="T5"><text:s text:c="2"/></text:span><text:span text:style-name="T5">ant := L;</text:span></text:p><text:p><text:span text:style-name="T5"><text:s text:c="2"/></text:span><text:span text:style-name="T5">act := L;</text:span></text:p><text:p><text:span text:style-name="T5"><text:s text:c="2"/></text:span><text:span text:style-name="T6">while</text:span><text:span text:style-name="T5"> (act &lt;&gt; nil) </text:span><text:span text:style-name="T6">and</text:span><text:span text:style-name="T5"> (dato &lt;&gt; act^.dato) </text:span><text:span text:style-name="T6">do begin</text:span></text:p><text:p><text:span text:style-name="T5"><text:s text:c="4"/></text:span><text:span text:style-name="T5">ant := act;</text:span></text:p><text:p><text:span text:style-name="T5"><text:s text:c="4"/></text:span><text:span text:style-name="T5">act := act^.sig;</text:span></text:p><text:p><text:span text:style-name="T5"><text:s text:c="2"/></text:span><text:span text:style-name="T6">end</text:span><text:span text:style-name="T5">;</text:span></text:p><text:p><text:span text:style-name="T5"><text:s text:c="2"/></text:span><text:span text:style-name="T6">if</text:span><text:span text:style-name="T5"> (act &lt;&gt; nil) then begin</text:span></text:p><text:p><text:span text:style-name="T5"><text:s text:c="4"/></text:span><text:span text:style-name="T6">if</text:span><text:span text:style-name="T5"> (act = L) then</text:span></text:p><text:p><text:span text:style-name="T5"><text:s text:c="6"/></text:span><text:span text:style-name="T5">L := L^.sig</text:span></text:p><text:p><text:span text:style-name="T5"><text:s text:c="4"/></text:span><text:span text:style-name="T6">else</text:span></text:p><text:p><text:span text:style-name="T5"><text:s text:c="6"/></text:span><text:span text:style-name="T5">ant^.sig := act^.sig;</text:span></text:p><text:p><text:span text:style-name="T5"><text:s text:c="4"/></text:span><text:span text:style-name="T5">dispose(act);</text:span></text:p><text:p><text:span text:style-name="T5"><text:s text:c="2"/></text:span><text:span text:style-name="T6">end</text:span><text:span text:style-name="T5">;</text:span></text:p><text:p><text:span text:style-name="T6">end</text:span><text:span text:style-name="T5">;</text:span></text:p><text:p><text:span text:style-name="T5"><text:tab/></text:span></text:p></draw:text-box></draw:frame><draw:frame text:anchor-type="paragraph" draw:z-index="5" draw:name="Marco de texto 6" draw:style-name="gr4" draw:text-style-name="P10" svg:width="6.661cm" svg:height="14.876cm" svg:x="6.507cm" svg:y="0.146cm"><draw:text-box><text:p text:style-name="P6"><text:span text:style-name="T2">Eliminar todas las ocurrencias</text:span></text:p><text:p text:style-name="P6"><text:span text:style-name="T2"><text:s/></text:span><text:span text:style-name="T3">Lista Desordenada</text:span></text:p><text:p><text:span text:style-name="T5"/></text:p><text:p><text:span text:style-name="T4">procedure</text:span><text:span text:style-name="T5"> eliminarListaDesordenadaTodasOcurrencias(var L: lista; valor: integer);</text:span></text:p><text:p><text:span text:style-name="T6">var</text:span></text:p><text:p><text:span text:style-name="T5"><text:s text:c="2"/></text:span><text:span text:style-name="T5">act, ant, aux: lista;</text:span></text:p><text:p><text:span text:style-name="T6">begin</text:span></text:p><text:p><text:span text:style-name="T5"><text:s text:c="2"/></text:span><text:span text:style-name="T5">act := L;</text:span></text:p><text:p><text:span text:style-name="T5"><text:s text:c="2"/></text:span><text:span text:style-name="T5">ant := nil;</text:span></text:p><text:p><text:span text:style-name="T5"><text:s text:c="2"/></text:span><text:span text:style-name="T6">while</text:span><text:span text:style-name="T5"> (act &lt;&gt; nil) </text:span><text:span text:style-name="T6">do begin</text:span></text:p><text:p><text:span text:style-name="T6"><text:s text:c="4"/></text:span><text:span text:style-name="T6">if </text:span><text:span text:style-name="T5">(act^.dato = valor) </text:span><text:span text:style-name="T6">then begin</text:span></text:p><text:p><text:span text:style-name="T5"><text:s text:c="6"/></text:span><text:span text:style-name="T5">aux := act;</text:span></text:p><text:p><text:span text:style-name="T5"><text:s text:c="6"/></text:span><text:span text:style-name="T6">if </text:span><text:span text:style-name="T5">(ant = nil) </text:span><text:span text:style-name="T6">then</text:span></text:p><text:p><text:span text:style-name="T5"><text:s text:c="8"/></text:span><text:span text:style-name="T5">L := act^.sig <text:s/>// eliminás el primer nodo</text:span></text:p><text:p><text:span text:style-name="T5"><text:s text:c="6"/></text:span><text:span text:style-name="T6">else</text:span></text:p><text:p><text:span text:style-name="T5"><text:s text:c="8"/></text:span><text:span text:style-name="T5">ant^.sig := act^.sig;</text:span></text:p><text:p><text:span text:style-name="T5"><text:s text:c="6"/></text:span><text:span text:style-name="T5">act := act^.sig;</text:span></text:p><text:p><text:span text:style-name="T5"><text:s text:c="6"/></text:span><text:span text:style-name="T5">dispose(aux);</text:span></text:p><text:p><text:span text:style-name="T5"><text:s text:c="4"/></text:span><text:span text:style-name="T6">end</text:span></text:p><text:p><text:span text:style-name="T6"><text:s text:c="4"/></text:span><text:span text:style-name="T6">else begin</text:span></text:p><text:p><text:span text:style-name="T5"><text:s text:c="6"/></text:span><text:span text:style-name="T5">ant := act;</text:span></text:p><text:p><text:span text:style-name="T5"><text:s text:c="6"/></text:span><text:span text:style-name="T5">act := act^.sig;</text:span></text:p><text:p><text:span text:style-name="T5"><text:s text:c="4"/></text:span><text:span text:style-name="T6">end;</text:span></text:p><text:p><text:span text:style-name="T6"><text:s text:c="2"/></text:span><text:span text:style-name="T6">end;</text:span></text:p><text:p><text:span text:style-name="T6">end;</text:span></text:p><text:p><text:span text:style-name="T6"/></text:p></draw:text-box></draw:frame><draw:frame text:anchor-type="paragraph" draw:z-index="6" draw:name="Marco de texto 7" draw:style-name="gr3" draw:text-style-name="P7" svg:width="5.848cm" svg:height="13.6cm" svg:x="13.326cm" svg:y="0.166cm"><draw:text-box><text:p text:style-name="P6"><text:span text:style-name="T2"><text:s/></text:span><text:span text:style-name="T2">Eliminar Primera ocurrencias en </text:span><text:span text:style-name="T3">Lista Ordenada</text:span></text:p><text:p text:style-name="P6"><text:span text:style-name="T2"/></text:p><text:p><text:span text:style-name="T4">procedure</text:span><text:span text:style-name="T5"> eliminarListaOrdenadaPrimeraOcurrencia(var L: lista; dato: integer);</text:span></text:p><text:p><text:span text:style-name="T6">var</text:span></text:p><text:p><text:span text:style-name="T5"><text:s text:c="2"/></text:span><text:span text:style-name="T5">ant, act: lista;</text:span></text:p><text:p><text:span text:style-name="T6">begin</text:span></text:p><text:p><text:span text:style-name="T5"><text:s text:c="2"/></text:span><text:span text:style-name="T5">ant := L;</text:span></text:p><text:p><text:span text:style-name="T5"><text:s text:c="2"/></text:span><text:span text:style-name="T5">act := L;</text:span></text:p><text:p><text:span text:style-name="T5"><text:s text:c="2"/></text:span><text:span text:style-name="T6">while</text:span><text:span text:style-name="T5"> (act &lt;&gt; nil) </text:span><text:span text:style-name="T6">and</text:span><text:span text:style-name="T5"> (act^.dato &lt; dato) do begin</text:span></text:p><text:p><text:span text:style-name="T5"><text:s text:c="4"/></text:span><text:span text:style-name="T5">ant := act;</text:span></text:p><text:p><text:span text:style-name="T5"><text:s text:c="4"/></text:span><text:span text:style-name="T5">act := act^.sig;</text:span></text:p><text:p><text:span text:style-name="T5"><text:s text:c="2"/></text:span><text:span text:style-name="T6">end</text:span><text:span text:style-name="T5">;</text:span></text:p><text:p><text:span text:style-name="T5"><text:s text:c="2"/></text:span><text:span text:style-name="T6">if</text:span><text:span text:style-name="T5"> (act &lt;&gt; nil) </text:span><text:span text:style-name="T6">and</text:span><text:span text:style-name="T5"> (act^.dato = dato) </text:span><text:span text:style-name="T6">then begin</text:span></text:p><text:p><text:span text:style-name="T5"><text:s text:c="4"/></text:span><text:span text:style-name="T6">if</text:span><text:span text:style-name="T5"> (act = L) </text:span><text:span text:style-name="T6">then</text:span></text:p><text:p><text:span text:style-name="T5"><text:s text:c="6"/></text:span><text:span text:style-name="T5">L := L^.sig</text:span></text:p><text:p><text:span text:style-name="T5"><text:s text:c="4"/></text:span><text:span text:style-name="T6">else</text:span></text:p><text:p><text:span text:style-name="T5"><text:s text:c="6"/></text:span><text:span text:style-name="T5">ant^.sig := act^.sig;</text:span></text:p><text:p><text:span text:style-name="T5"><text:s text:c="4"/></text:span><text:span text:style-name="T5">dispose(act);</text:span></text:p><text:p><text:span text:style-name="T5"><text:s text:c="2"/></text:span><text:span text:style-name="T6">end;</text:span></text:p><text:p><text:span text:style-name="T6">end;</text:span></text:p><text:p><text:span text:style-name="T7"/></text:p></draw:text-box></draw:frame><draw:frame text:anchor-type="paragraph" draw:z-index="7" draw:name="Marco de texto 8" draw:style-name="gr2" draw:text-style-name="P7" svg:width="6.06cm" svg:height="18.264cm" svg:x="19.861cm" svg:y="0.219cm"><draw:text-box><text:p text:style-name="P6"><text:span text:style-name="T2">Eliminar todas las </text:span><text:span text:style-name="T2">ocurrencias en </text:span><text:span text:style-name="T3">Lista Ordenada</text:span></text:p><text:p text:style-name="P6"><text:span text:style-name="T3"/></text:p><text:p><text:span text:style-name="T4">procedure</text:span><text:span text:style-name="T5"> </text:span><text:span text:style-name="T5">eliminarListaOrdenadaTodo </text:span><text:span text:style-name="T5">(var L: lista; dato: integer);</text:span></text:p><text:p><text:span text:style-name="T6">var</text:span></text:p><text:p><text:span text:style-name="T5"><text:s text:c="2"/></text:span><text:span text:style-name="T5">ant, act, aux: lista;</text:span></text:p><text:p><text:span text:style-name="T6">begin</text:span></text:p><text:p><text:span text:style-name="T5"><text:s text:c="2"/></text:span><text:span text:style-name="T5">act := L;</text:span></text:p><text:p><text:span text:style-name="T5"><text:s text:c="2"/></text:span><text:span text:style-name="T5">ant := nil;</text:span></text:p><text:p><text:span text:style-name="T5"/></text:p><text:p><text:span text:style-name="T5"><text:s text:c="2"/></text:span><text:span text:style-name="T5">// Buscar primer nodo con dato </text:span><text:span text:style-name="T5">&gt;= valor</text:span></text:p><text:p><text:span text:style-name="T5"><text:s text:c="2"/></text:span><text:span text:style-name="T6">while </text:span><text:span text:style-name="T5">(act &lt;&gt; nil) </text:span><text:span text:style-name="T6">and</text:span><text:span text:style-name="T5"> (act^.dato </text:span><text:span text:style-name="T5">&lt; dato) do begin</text:span></text:p><text:p><text:span text:style-name="T5"><text:s text:c="4"/></text:span><text:span text:style-name="T5">ant := act;</text:span></text:p><text:p><text:span text:style-name="T5"><text:s text:c="4"/></text:span><text:span text:style-name="T5">act := act^.sig;</text:span></text:p><text:p><text:span text:style-name="T5"><text:s text:c="2"/></text:span><text:span text:style-name="T6">end</text:span><text:span text:style-name="T5">;</text:span></text:p><text:p><text:span text:style-name="T5"/></text:p><text:p><text:span text:style-name="T5"><text:s text:c="2"/></text:span><text:span text:style-name="T5">// Eliminar todas las </text:span><text:span text:style-name="T5">ocurrencias</text:span></text:p><text:p><text:span text:style-name="T5"><text:s text:c="2"/></text:span><text:span text:style-name="T6">while</text:span><text:span text:style-name="T5"> (act &lt;&gt; nil) </text:span><text:span text:style-name="T6">and</text:span><text:span text:style-name="T5"> (act^.dato </text:span><text:span text:style-name="T5">= dato) </text:span><text:span text:style-name="T6">do begin</text:span></text:p><text:p><text:span text:style-name="T5"><text:s text:c="4"/></text:span><text:span text:style-name="T5">aux := act;</text:span></text:p><text:p><text:span text:style-name="T5"><text:s text:c="4"/></text:span><text:span text:style-name="T5">act := act^.sig;</text:span></text:p><text:p><text:span text:style-name="T5"><text:s text:c="4"/></text:span><text:span text:style-name="T5">dispose(aux);</text:span></text:p><text:p><text:span text:style-name="T5"><text:s text:c="2"/></text:span><text:span text:style-name="T6">end</text:span><text:span text:style-name="T5">;</text:span></text:p><text:p><text:span text:style-name="T5"/></text:p><text:p><text:span text:style-name="T5"><text:s text:c="2"/></text:span><text:span text:style-name="T5">// Reconectar la lista</text:span></text:p><text:p><text:span text:style-name="T5"><text:s text:c="2"/></text:span><text:span text:style-name="T6">if</text:span><text:span text:style-name="T5"> (ant = nil) </text:span><text:span text:style-name="T6">then</text:span></text:p><text:p><text:span text:style-name="T5"><text:s text:c="4"/></text:span><text:span text:style-name="T5">L := act <text:s/>// se eliminaron </text:span><text:span text:style-name="T5">nodos del principio</text:span></text:p><text:p><text:span text:style-name="T5"><text:s text:c="2"/></text:span><text:span text:style-name="T5">else</text:span></text:p><text:p><text:span text:style-name="T5"><text:s text:c="4"/></text:span><text:span text:style-name="T5">ant^.sig := act;</text:span></text:p><text:p><text:span text:style-name="T6">end</text:span><text:span text:style-name="T5">;</text:span></text:p><text:p/></draw:text-box></draw:frame><text:soft-page-break/>X~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TIEMPOS DE EJECUCIÓN</text:p>
      <text:p text:style-name="P4"/>
      <text:p text:style-name="P4"><draw:frame text:anchor-type="paragraph" draw:z-index="8" draw:name="Marco de texto 9" draw:style-name="gr1" draw:text-style-name="P7" svg:width="5.081cm" svg:height="6.959cm" svg:x="6.997cm" svg:y="0.219cm"><draw:text-box><text:p text:style-name="P6"><text:span text:style-name="T2">FOR</text:span></text:p><text:p text:style-name="P6"><text:span text:style-name="T2"/></text:p><text:p>(3n+2) +N.(cuerpo del for)</text:p><text:p>N: Cantidad de veces que se ejecuta el for</text:p></draw:text-box></draw:frame><draw:frame text:anchor-type="paragraph" draw:z-index="9" draw:name="Marco de texto 10" draw:style-name="gr1" draw:text-style-name="P9" svg:width="5.081cm" svg:height="6.959cm" svg:x="1.097cm" svg:y="0.086cm"><draw:text-box><text:p text:style-name="P8"><text:span text:style-name="T2">IF</text:span></text:p><text:p text:style-name="P8"/><text:p text:style-name="P8">Tiempo de evaluar la condicion + tiempo del cuerpo</text:p></draw:text-box></draw:frame><draw:frame text:anchor-type="paragraph" draw:z-index="10" draw:name="Marco de texto 11" draw:style-name="gr1" draw:text-style-name="P7" svg:width="5.081cm" svg:height="6.959cm" svg:x="13.03cm" svg:y="0.113cm"><draw:text-box><text:p text:style-name="P6"><text:span text:style-name="T2">WHILE</text:span></text:p><text:p text:style-name="P6"><text:span text:style-name="T2"/></text:p><text:p>C.(N+1)+N.(Cuerpo del while)</text:p><text:p/><text:p>N: Cantidad de veces que se ejecuta el while</text:p><text:p>C: Cantidad de tiempo en evaluar condicion</text:p></draw:text-box></draw:frame><draw:frame text:anchor-type="paragraph" draw:z-index="11" draw:name="Marco de texto 13" draw:style-name="gr1" draw:text-style-name="P7" svg:width="5.081cm" svg:height="6.959cm" svg:x="20.041cm" svg:y="-0.152cm"><draw:text-box><text:p text:style-name="P6"><text:span text:style-name="T2">REPEAT</text:span></text:p><text:p text:style-name="P6"><text:span text:style-name="T2"/></text:p><text:p>C.(N)+N.Cuerpo del repeat</text:p><text:p/><text:p>N: Cantidad de veces que se ejecuta el repeat</text:p><text:p>C: Cantidad de tiempo en evaluar condicion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01:18:10.508904501</meta:creation-date>
    <dc:date>2025-07-14T23:16:39.953114687</dc:date>
    <meta:editing-duration>PT14M16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3" meta:paragraph-count="3" meta:word-count="4" meta:character-count="24" meta:non-whitespace-character-count="20"/>
  </office:meta>
</office:document-meta>
</file>